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Unicode MS" svg:font-family="'Arial Unicode MS', 'Adobe Fangsong Std R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209704"/>
    </style:style>
    <style:style style:name="P2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36db7d"/>
    </style:style>
    <style:style style:name="P3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38c10a"/>
    </style:style>
    <style:style style:name="P4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3e1e58"/>
    </style:style>
    <style:style style:name="P5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style:font-name="Open Sans" officeooo:paragraph-rsid="003e1e58"/>
    </style:style>
    <style:style style:name="P6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paragraph-rsid="0036db7d" style:text-blinking="false" fo:background-color="#fff20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7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fo:color="#000000" style:font-name="Open Sans" fo:font-size="12pt" officeooo:paragraph-rsid="00478e3f" style:font-size-asian="12pt" style:font-size-complex="12pt"/>
    </style:style>
    <style:style style:name="P8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fo:color="#000000" style:font-name="Open Sans" fo:font-size="12pt" officeooo:paragraph-rsid="00488ac5" style:font-size-asian="12pt" style:font-size-complex="12pt"/>
    </style:style>
    <style:style style:name="P9" style:family="paragraph" style:parent-style-name="Heading_20_2">
      <style:paragraph-properties fo:margin-left="0in" fo:margin-right="0in" fo:margin-top="0in" fo:margin-bottom="0.2083in" loext:contextual-spacing="false" style:line-height-at-least="0.3437in" fo:text-align="start" style:justify-single-word="false" fo:orphans="2" fo:widows="2" fo:text-indent="0in" style:auto-text-indent="false" fo:padding="0in" fo:border="none"/>
      <style:text-properties officeooo:paragraph-rsid="0038c10a"/>
    </style:style>
    <style:style style:name="P10" style:family="paragraph" style:parent-style-name="Heading_20_2">
      <style:paragraph-properties fo:margin-left="0in" fo:margin-right="0in" fo:margin-top="0in" fo:margin-bottom="0.2083in" loext:contextual-spacing="false" style:line-height-at-least="0.3437in" fo:text-align="start" style:justify-single-word="false" fo:orphans="2" fo:widows="2" fo:text-indent="0in" style:auto-text-indent="false" fo:padding="0in" fo:border="none"/>
      <style:text-properties fo:color="#000000" style:font-name="Open Sans" fo:font-size="12pt" officeooo:paragraph-rsid="003915da" style:font-size-asian="12pt" style:font-size-complex="12pt"/>
    </style:style>
    <style:style style:name="P11" style:family="paragraph" style:parent-style-name="Heading_20_2">
      <style:paragraph-properties fo:margin-left="0in" fo:margin-right="0in" fo:margin-top="0in" fo:margin-bottom="0.2083in" loext:contextual-spacing="false" style:line-height-at-least="0.3437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italic" style:text-underline-style="none" fo:font-weight="bold" officeooo:rsid="003915da" officeooo:paragraph-rsid="003915da" style:text-blinking="false" fo:background-color="transparent" style:font-name-asian="SimSun" style:font-size-asian="12pt" style:font-style-asian="italic" style:font-weight-asian="bold" style:font-name-complex="Arial" style:font-size-complex="12pt" style:font-style-complex="italic" style:font-weight-complex="bold" loext:padding="0in" loext:border="none"/>
    </style:style>
    <style:style style:name="P12" style:family="paragraph" style:parent-style-name="Text_20_body">
      <style:text-properties fo:color="#000000" style:font-name="Open Sans" fo:font-size="12pt" officeooo:paragraph-rsid="004255c1" style:font-size-asian="12pt" style:font-size-complex="12pt"/>
    </style:style>
    <style:style style:name="P13" style:family="paragraph" style:parent-style-name="Text_20_body">
      <style:text-properties fo:color="#000000" style:font-name="Open Sans" fo:font-size="12pt" officeooo:paragraph-rsid="00478e3f" style:font-size-asian="12pt" style:font-size-complex="12pt"/>
    </style:style>
    <style:style style:name="T1" style:family="text">
      <style:text-properties fo:font-variant="normal" fo:text-transform="none" fo:color="#000000" style:font-name="Open Sans" fo:font-size="12pt" fo:language="en" fo:country="US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" style:family="text">
      <style:text-properties fo:font-variant="normal" fo:text-transform="none" fo:color="#000000" style:font-name="Open Sans" fo:font-size="12pt" fo:language="en" fo:country="US" fo:font-style="normal" fo:font-weight="normal" officeooo:rsid="001ecb67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" style:family="text">
      <style:text-properties fo:font-variant="normal" fo:text-transform="none" fo:color="#000000" style:font-name="Open Sans" fo:font-size="12pt" fo:language="en" fo:country="US" fo:font-style="normal" fo:font-weight="normal" officeooo:rsid="00340f1c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" style:family="text">
      <style:text-properties fo:font-variant="normal" fo:text-transform="none" fo:color="#000000" style:font-name="Open Sans" fo:font-size="12pt" fo:language="en" fo:country="US" fo:font-style="normal" fo:font-weight="normal" officeooo:rsid="001ecb67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" style:family="text">
      <style:text-properties fo:font-variant="normal" fo:text-transform="none" fo:color="#000000" style:font-name="Open Sans" fo:font-size="12pt" fo:language="en" fo:country="US" fo:font-style="normal" fo:font-weight="normal" officeooo:rsid="00340f1c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" style:family="text">
      <style:text-properties fo:font-variant="normal" fo:text-transform="none" fo:color="#000000" style:font-name="Open Sans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" style:family="text">
      <style:text-properties fo:font-variant="normal" fo:text-transform="none" fo:color="#000000" style:font-name="Open Sans" fo:font-size="12pt" fo:language="en" fo:country="US" fo:font-style="normal" fo:font-weight="normal" officeooo:rsid="001ecb67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" style:family="text">
      <style:text-properties fo:font-variant="normal" fo:text-transform="none" fo:color="#000000" style:font-name="Open Sans" fo:font-size="12pt" fo:language="en" fo:country="US" fo:font-style="normal" fo:font-weight="normal" officeooo:rsid="001ecb67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9" style:family="text">
      <style:text-properties fo:font-variant="normal" fo:text-transform="none" fo:color="#000000" style:font-name="Open Sans" fo:font-size="12pt" fo:language="en" fo:country="US" fo:font-style="normal" fo:font-weight="normal" officeooo:rsid="00340f1c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0" style:family="text">
      <style:text-properties fo:font-variant="normal" fo:text-transform="none" fo:color="#000000" style:font-name="Open Sans" fo:font-size="12pt" fo:language="en" fo:country="US" fo:font-style="normal" fo:font-weight="normal" officeooo:rsid="00340f1c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1" style:family="text">
      <style:text-properties fo:font-variant="normal" fo:text-transform="none" fo:color="#000000" style:font-name="Open Sans" fo:font-size="12pt" fo:language="en" fo:country="US" fo:font-style="normal" fo:font-weight="normal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2" style:family="text">
      <style:text-properties fo:font-variant="normal" fo:text-transform="none" fo:color="#000000" style:font-name="Open Sans" fo:font-size="12pt" fo:language="en" fo:country="US" fo:font-style="normal" fo:font-weight="normal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3" style:family="text">
      <style:text-properties fo:font-variant="normal" fo:text-transform="none" fo:color="#000000" style:font-name="Open Sans" fo:font-size="12pt" fo:letter-spacing="normal" fo:font-style="normal" fo:font-weight="normal" officeooo:rsid="000cc359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Open Sans" fo:font-size="12pt" fo:letter-spacing="normal" fo:language="en" fo:country="US" fo:font-style="normal" fo:font-weight="normal" officeooo:rsid="001ecb67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5" style:family="text">
      <style:text-properties fo:font-variant="normal" fo:text-transform="none" fo:color="#000000" style:font-name="Open Sans" fo:font-size="12pt" fo:letter-spacing="normal" fo:language="en" fo:country="US" fo:font-style="normal" fo:font-weight="normal" officeooo:rsid="001ecb67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6" style:family="text">
      <style:text-properties fo:font-variant="normal" fo:text-transform="none" fo:color="#000000" style:font-name="Open Sans" fo:font-size="12pt" fo:letter-spacing="normal" fo:language="en" fo:country="US" fo:font-style="normal" fo:font-weight="normal" officeooo:rsid="001ecb67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7" style:family="text">
      <style:text-properties fo:font-variant="normal" fo:text-transform="none" fo:color="#000000" style:font-name="Open Sans" fo:font-size="12pt" fo:letter-spacing="normal" fo:language="en" fo:country="US" fo:font-style="normal" fo:font-weight="normal" officeooo:rsid="001ecb67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6daf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e5f32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564e1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f0198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5e9c2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8c10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ab616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47be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58a0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fe60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4766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cc359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fc68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4a18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9898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6a991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a1c1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aca8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df5e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634e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eb40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ebab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af6d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9704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3b08c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2054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f5270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ff13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ecb6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9df13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affb2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c80ec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2581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40f1c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6db7d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765e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915d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4409f6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4255c1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df5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fc68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fe60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6a991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eb40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9df1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affb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af6d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634e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765e7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4766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9704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6daf7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6db7d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5e9c2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ab616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2054a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c80ec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9df13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af6d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af6d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634e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634e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765e7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765e7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4766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4766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9704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9704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6daf7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6daf7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6db7d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6db7d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5e9c2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5e9c2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ab616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ab616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2054a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2054a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c80ec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c80ec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9df13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9df13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e5f32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e5f32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38c10a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0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18af6d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0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14a18a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0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3b0143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0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3b0143" style:text-blinking="false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0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18af6d" style:text-blinking="false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0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3b0143" style:text-blinking="false" fo:background-color="#fff200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1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3b0143" style:text-blinking="false" fo:background-color="#fff200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1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18af6d" style:text-blinking="false" fo:background-color="#fff200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1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18af6d" style:text-blinking="false" fo:background-color="#fff200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1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solid" style:text-underline-width="auto" style:text-underline-color="font-color" fo:font-weight="normal" officeooo:rsid="0014a18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solid" style:text-underline-width="auto" style:text-underline-color="font-color" fo:font-weight="bold" officeooo:rsid="0014a18a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15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488ac5" style:text-blinking="false" fo:background-color="transparent" loext:char-shading-value="0" style:font-name-asian="SimSun" style:font-style-asian="normal" style:font-weight-asian="bold" style:font-name-complex="Arial" style:font-style-complex="normal" style:font-weight-complex="bold" loext:padding="0in" loext:border="none"/>
    </style:style>
    <style:style style:name="T116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38c10a" style:text-blinking="false" fo:background-color="transparent" loext:char-shading-value="0" style:font-name-asian="SimSun" style:font-style-asian="normal" style:font-weight-asian="bold" style:font-name-complex="Arial" style:font-style-complex="normal" style:font-weight-complex="bold" loext:padding="0in" loext:border="none"/>
    </style:style>
    <style:style style:name="T117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16a991" style:text-blinking="false" fo:background-color="transparent" loext:char-shading-value="0" style:font-name-asian="SimSun" style:font-style-asian="normal" style:font-weight-asian="bold" style:font-name-complex="Arial" style:font-style-complex="normal" style:font-weight-complex="bold" loext:padding="0in" loext:border="none"/>
    </style:style>
    <style:style style:name="T118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38c10a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119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255c1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120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409f6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121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1d913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122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88ac5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123" style:family="text">
      <style:text-properties fo:font-variant="normal" fo:text-transform="none" fo:letter-spacing="normal" fo:font-style="normal" fo:font-weight="normal"/>
    </style:style>
    <style:style style:name="T124" style:family="text">
      <style:text-properties fo:font-variant="normal" fo:text-transform="none" fo:letter-spacing="normal" fo:font-style="normal" fo:font-weight="normal" officeooo:rsid="004409f6"/>
    </style:style>
    <style:style style:name="T125" style:family="text">
      <style:text-properties fo:font-variant="normal" fo:text-transform="none" fo:letter-spacing="normal" fo:font-style="normal" fo:font-weight="normal" fo:background-color="#fff200" loext:char-shading-value="0"/>
    </style:style>
    <style:style style:name="T126" style:family="text">
      <style:text-properties fo:font-variant="normal" fo:text-transform="none" fo:letter-spacing="normal" fo:font-style="normal" fo:font-weight="normal" officeooo:rsid="004409f6" fo:background-color="#fff200" loext:char-shading-value="0"/>
    </style:style>
    <style:style style:name="T127" style:family="text">
      <style:text-properties fo:font-variant="normal" fo:text-transform="none" fo:letter-spacing="normal" fo:font-style="normal" fo:font-weight="normal" officeooo:rsid="004409f6" fo:background-color="#fff200" loext:char-shading-value="0"/>
    </style:style>
    <style:style style:name="T128" style:family="text">
      <style:text-properties fo:font-variant="normal" fo:text-transform="none" fo:letter-spacing="normal" fo:font-style="normal" fo:font-weight="normal" fo:background-color="#fff200" loext:char-shading-value="0"/>
    </style:style>
    <style:style style:name="T129" style:family="text">
      <style:text-properties officeooo:rsid="004017de"/>
    </style:style>
    <style:style style:name="T130" style:family="text">
      <style:text-properties officeooo:rsid="004255c1"/>
    </style:style>
    <style:style style:name="T131" style:family="text">
      <style:text-properties fo:background-color="#fff200" loext:char-shading-value="0"/>
    </style:style>
    <style:style style:name="T132" style:family="text">
      <style:text-properties officeooo:rsid="004255c1" fo:background-color="#fff200" loext:char-shading-value="0"/>
    </style:style>
    <style:style style:name="T133" style:family="text">
      <style:text-properties officeooo:rsid="004255c1" fo:background-color="#fff200" loext:char-shading-value="0"/>
    </style:style>
    <style:style style:name="T134" style:family="text">
      <style:text-properties officeooo:rsid="004017de" fo:background-color="#fff200" loext:char-shading-value="0"/>
    </style:style>
    <style:style style:name="T135" style:family="text">
      <style:text-properties officeooo:rsid="004017de" fo:background-color="#fff200" loext:char-shading-value="0"/>
    </style:style>
    <style:style style:name="T136" style:family="text">
      <style:text-properties officeooo:rsid="00488ac5" fo:background-color="#fff200" loext:char-shading-value="0"/>
    </style:style>
    <style:style style:name="T137" style:family="text">
      <style:text-properties officeooo:rsid="00488ac5" fo:background-color="#fff200" loext:char-shading-value="0"/>
    </style:style>
    <style:style style:name="T138" style:family="text">
      <style:text-properties fo:background-color="#fff200" loext:char-shading-value="0"/>
    </style:style>
    <style:style style:name="T139" style:family="text">
      <style:text-properties fo:background-color="transparent" loext:char-shading-value="0"/>
    </style:style>
    <style:style style:name="T140" style:family="text">
      <style:text-properties officeooo:rsid="0041d913" fo:background-color="transparent" loext:char-shading-value="0"/>
    </style:style>
    <style:style style:name="T141" style:family="text">
      <style:text-properties officeooo:rsid="004834e8" fo:background-color="transparent" loext:char-shading-value="0"/>
    </style:style>
    <style:style style:name="T142" style:family="text">
      <style:text-properties officeooo:rsid="00478e3f" fo:background-color="transparent" loext:char-shading-value="0"/>
    </style:style>
    <style:style style:name="T143" style:family="text">
      <style:text-properties officeooo:rsid="00488ac5"/>
    </style:style>
    <style:style style:name="T144" style:family="text">
      <style:text-properties fo:color="#000000" style:font-name="Open Sans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Artist Statement</text:h>
      <text:p text:style-name="P12"><text:span text:style-name="T138">The work is about capturing the eternal quality of essence </text:span><text:span text:style-name="T133">through </text:span><text:span text:style-name="T128">archetyp</text:span><text:span text:style-name="T127">es</text:span><text:span text:style-name="T133">.</text:span><text:span text:style-name="T138"> </text:span><text:span text:style-name="T135">By being open t</text:span><text:span text:style-name="T138">o give form to the formles</text:span><text:span text:style-name="T137">s: Watching characters come to life embodying new story-lines developing in parallel narrative structures.</text:span><text:span text:style-name="T143"> </text:span></text:p>
      <text:p text:style-name="P13"><text:span text:style-name="T139">The </text:span><text:span text:style-name="T141">goal</text:span><text:span text:style-name="T139"> is </text:span><text:span text:style-name="T141">that </text:span><text:span text:style-name="T139">these gateway symbols </text:span><text:span text:style-name="T141">inspire</text:span><text:span text:style-name="T139"> viewers to </text:span><text:span text:style-name="T140">live in love</text:span><text:span text:style-name="T142"> </text:span><text:span text:style-name="T139">on a quest to</text:span><text:span text:style-name="T142"> </text:span><text:span text:style-name="T139">resonate in </text:span><text:span text:style-name="T140">ever </text:span><text:span text:style-name="T139">higher frequencies – </text:span><text:span text:style-name="T141">a</text:span><text:span text:style-name="T139">nd to see if their perception of the work changes as the grow.</text:span></text:p>
      <text:p text:style-name="P4"><text:span text:style-name="Citation"><text:span text:style-name="T23">Evert A. Robles </text:span></text:span></text:p>
      <text:p text:style-name="P5"><text:span text:style-name="Citation"><text:span text:style-name="T23">20</text:span></text:span><text:span text:style-name="Citation"><text:span text:style-name="T56">21</text:span></text:span></text:p>
      <text:p text:style-name="P5"><text:span text:style-name="Citation"><text:span text:style-name="T56"/></text:span></text:p>
      <text:p text:style-name="P7"><text:span text:style-name="Citation"><text:span text:style-name="T118">To those who, </text:span></text:span><text:span text:style-name="Citation"><text:span text:style-name="T119">having come in contact with the</text:span></text:span><text:span text:style-name="Citation"><text:span text:style-name="T118"> work, feel compelled to decipher narratives are encouraged to </text:span></text:span><text:span text:style-name="Citation"><text:span text:style-name="T120">do so and </text:span></text:span><text:span text:style-name="Citation"><text:span text:style-name="T118">find their own meaning and relevance </text:span></text:span><text:span text:style-name="Citation"><text:span text:style-name="T121">(plz </text:span></text:span><text:span text:style-name="Citation"><text:span text:style-name="T118">feel free to share insights</text:span></text:span><text:span text:style-name="Citation"><text:span text:style-name="T121">)</text:span></text:span><text:span text:style-name="Citation"><text:span text:style-name="T118">.</text:span></text:span></text:p>
      <text:p text:style-name="P7"><text:span text:style-name="Citation"><text:span text:style-name="T23"/></text:span></text:p>
      <text:p text:style-name="P8"><text:span text:style-name="Citation"><text:span text:style-name="T122"/></text:span></text:p>
      <text:h text:style-name="P10" text:outline-level="2"><text:soft-page-break/><text:span text:style-name="T115">T</text:span><text:span text:style-name="T116">he </text:span><text:span text:style-name="T117">Universal Mind</text:span></text:h>
      <text:h text:style-name="P9" text:outline-level="2"><text:span text:style-name="T25">We are all </text:span><text:span text:style-name="T26">simultaneously </text:span><text:span text:style-name="T25">connected, </text:span><text:span text:style-name="T27">not only </text:span><text:span text:style-name="T25">to each other </text:span><text:span text:style-name="T27">but to</text:span><text:span text:style-name="T25"> everything </text:span><text:span text:style-name="T47">around us</text:span><text:span text:style-name="T50"> </text:span><text:span text:style-name="T47">throughout</text:span><text:span text:style-name="T25"> the Universe, </text:span><text:span text:style-name="T27">through the </text:span><text:span text:style-name="T25">Universal Mind </text:span><text:span text:style-name="T35">(</text:span><text:span text:style-name="T27">also refer</text:span><text:span text:style-name="T28">r</text:span><text:span text:style-name="T27">ed to as </text:span><text:span text:style-name="Citation"><text:span text:style-name="T27">U</text:span></text:span><text:span text:style-name="Citation"><text:span text:style-name="T29">niversal subconscious mind, </text:span></text:span><text:span text:style-name="Citation"><text:span text:style-name="T34">U</text:span></text:span><text:span text:style-name="Citation"><text:span text:style-name="T13">niversal consciousness </text:span></text:span><text:span text:style-name="Citation"><text:span text:style-name="T30">or </text:span></text:span><text:span text:style-name="Citation"><text:span text:style-name="T29">God</text:span></text:span><text:span text:style-name="Citation"><text:span text:style-name="T35">)</text:span></text:span><text:span text:style-name="Citation"><text:span text:style-name="T29">. </text:span></text:span><text:span text:style-name="Citation"><text:span text:style-name="T50">It</text:span></text:span><text:span text:style-name="Citation"><text:span text:style-name="T37"> </text:span></text:span><text:span text:style-name="Citation"><text:span text:style-name="T33">e</text:span></text:span><text:span text:style-name="Citation"><text:span text:style-name="T38">ncompass</text:span></text:span><text:span text:style-name="Citation"><text:span text:style-name="T35">es</text:span></text:span><text:span text:style-name="Citation"><text:span text:style-name="T36"> </text:span></text:span><text:span text:style-name="Citation"><text:span text:style-name="T37">all that exists, </text:span></text:span><text:span text:style-name="Citation"><text:span text:style-name="T29">can be </text:span></text:span><text:span text:style-name="Citation"><text:span text:style-name="T37">experienced, perceived or conceptualized: </text:span></text:span><text:span text:style-name="Citation"><text:span text:style-name="T36">T</text:span></text:span><text:span text:style-name="T31">he ultimate potential </text:span><text:span text:style-name="T37">from which anything is</text:span><text:span text:style-name="T31"> possible. The more </text:span><text:span text:style-name="T54">the mind</text:span><text:span text:style-name="T31"> </text:span><text:span text:style-name="T24">perceives </text:span><text:span text:style-name="T31">the </text:span><text:span text:style-name="Citation"><text:span text:style-name="T37">non-conceptual</text:span></text:span><text:span text:style-name="Citation"><text:span text:style-name="T39"> multi-</text:span></text:span><text:span text:style-name="Citation"><text:span text:style-name="T37">dimensional essence </text:span></text:span><text:span text:style-name="Citation"><text:span text:style-name="T36">of the </text:span></text:span><text:span text:style-name="T31">Universal Mind, the more </text:span><text:span text:style-name="T37">connected </text:span><text:span text:style-name="T24">we </text:span><text:span text:style-name="T37">become </text:span><text:span text:style-name="T50">as</text:span><text:span text:style-name="T37"> </text:span><text:span text:style-name="Citation"><text:span text:style-name="T33">o</text:span></text:span><text:span text:style-name="Citation"><text:span text:style-name="T29">ur infinite </text:span></text:span><text:span text:style-name="Citation"><text:span text:style-name="T33">H</text:span></text:span><text:span text:style-name="Citation"><text:span text:style-name="T37">igher </text:span></text:span><text:span text:style-name="Citation"><text:span text:style-name="T33">S</text:span></text:span><text:span text:style-name="Citation"><text:span text:style-name="T37">elf </text:span></text:span><text:span text:style-name="Citation"><text:span text:style-name="T29">guides us </text:span></text:span><text:span text:style-name="Citation"><text:span text:style-name="T37">t</text:span></text:span><text:span text:style-name="Citation"><text:span text:style-name="T39">o</text:span></text:span><text:span text:style-name="Citation"><text:span text:style-name="T37"> become </text:span></text:span><text:span text:style-name="Citation"><text:span text:style-name="T29">its</text:span></text:span><text:span text:style-name="Citation"><text:span text:style-name="T37"> physical manifestation. </text:span></text:span></text:h>
      <text:h text:style-name="P9" text:outline-level="2"><text:span text:style-name="Citation"><text:span text:style-name="T105">N</text:span></text:span><text:a xlink:type="simple" xlink:href="https://en.wiktionary.org/wiki/nonlocal" office:target-frame-name="_blank" xlink:show="new" text:style-name="Internet_20_link" text:visited-style-name="Visited_20_Internet_20_Link"><text:span text:style-name="Citation"><text:span text:style-name="T144">on-local</text:span></text:span></text:a><text:span text:style-name="Citation"><text:span text:style-name="T114"> </text:span></text:span><text:span text:style-name="Citation"><text:span text:style-name="T105">consciousness </text:span></text:span></text:h>
      <text:h text:style-name="P9" text:outline-level="2"><text:span text:style-name="T34">I</text:span><text:span text:style-name="T31">n spite of the fact that experience </text:span><text:span text:style-name="T34">stems </text:span><text:span text:style-name="T31">from the Universal Mind,</text:span><text:span text:style-name="T36"> </text:span><text:span text:style-name="T47">the</text:span><text:span text:style-name="T57"> </text:span><text:span text:style-name="T64">ego (or </text:span><text:span text:style-name="T59">personal mind</text:span><text:span text:style-name="T63">)</text:span><text:span text:style-name="T57"> </text:span><text:span text:style-name="T60">conceptualizes it</text:span><text:span text:style-name="T57"> </text:span><text:span text:style-name="T60">in </text:span><text:span text:style-name="T61">order </text:span><text:span text:style-name="T57">to define </text:span><text:span text:style-name="T58">it – </text:span><text:span text:style-name="T57">instead of </text:span><text:span text:style-name="T62">directly </text:span><text:span text:style-name="T57">experiencing it. </text:span><text:span text:style-name="T61">In contrast, n</text:span><text:a xlink:type="simple" xlink:href="https://en.wiktionary.org/wiki/nonlocal" office:target-frame-name="_blank" xlink:show="new" text:style-name="Internet_20_link" text:visited-style-name="Visited_20_Internet_20_Link"><text:span text:style-name="T31">on-local</text:span></text:a><text:span text:style-name="T113"> </text:span><text:span text:style-name="T31">consciousness</text:span><text:span text:style-name="T32"> </text:span><text:span text:style-name="T31">or non-conceptual reality</text:span><text:span text:style-name="T33"> </text:span><text:span text:style-name="T31">is </text:span><text:span text:style-name="T26">beyond the ego’s grasp.</text:span></text:h>
      <text:p text:style-name="P3"><text:span text:style-name="Citation"><text:span text:style-name="T110">G</text:span></text:span><text:span text:style-name="Citation"><text:span text:style-name="T112">limpse behind the veil</text:span></text:span></text:p>
      <text:p text:style-name="P3"><text:span text:style-name="Citation"><text:span text:style-name="T78">C</text:span></text:span><text:span text:style-name="Citation"><text:span text:style-name="T80">reative visualization</text:span></text:span><text:span text:style-name="Citation"><text:span text:style-name="T82"> </text:span></text:span><text:span text:style-name="Citation"><text:span text:style-name="T78">rooted in </text:span></text:span><text:span text:style-name="Citation"><text:span text:style-name="T84">Universal Higher consciousness reveals </text:span></text:span><text:span text:style-name="Citation"><text:span text:style-name="T86">imagery </text:span></text:span><text:span text:style-name="Citation"><text:span text:style-name="T17">channeled </text:span></text:span><text:span text:style-name="Citation"><text:span text:style-name="T8">to </text:span></text:span><text:span text:style-name="Citation"><text:span text:style-name="T10">offer</text:span></text:span><text:span text:style-name="Citation"><text:span text:style-name="T12"> a glimpse behind the veil. </text:span></text:span><text:span text:style-name="Citation"><text:span text:style-name="T88">A</text:span></text:span><text:span text:style-name="Citation"><text:span text:style-name="T90">s t</text:span></text:span><text:span text:style-name="Citation"><text:span text:style-name="T92">h</text:span></text:span><text:span text:style-name="Citation"><text:span text:style-name="T88">e multi-dimensional narratives </text:span></text:span><text:span text:style-name="Citation"><text:span text:style-name="T92">of </text:span></text:span><text:span text:style-name="Citation"><text:span text:style-name="T94">the </text:span></text:span><text:span text:style-name="Citation"><text:span text:style-name="T96">visual stor</text:span></text:span><text:span text:style-name="Citation"><text:span text:style-name="T98">ies</text:span></text:span><text:span text:style-name="Citation"><text:span text:style-name="T96"> </text:span></text:span><text:span text:style-name="Citation"><text:span text:style-name="T90">are</text:span></text:span><text:span text:style-name="Citation"><text:span text:style-name="T92"> </text:span></text:span><text:span text:style-name="Citation"><text:span text:style-name="T100">deeply rooted in the Univer</text:span></text:span><text:span text:style-name="Citation"><text:span text:style-name="T98">s</text:span></text:span><text:span text:style-name="Citation"><text:span text:style-name="T100">al Mind, </text:span></text:span><text:span text:style-name="Citation"><text:span text:style-name="T90">they</text:span></text:span><text:span text:style-name="Citation"><text:span text:style-name="T88"> illuminate </text:span></text:span><text:span text:style-name="Citation"><text:span text:style-name="T92">its </text:span></text:span><text:span text:style-name="Citation"><text:span text:style-name="T88">unexposed layers.</text:span></text:span><text:span text:style-name="Citation"><text:span text:style-name="T96"> </text:span></text:span></text:p>
      <text:p text:style-name="P3"><text:span text:style-name="Citation"><text:span text:style-name="T43"/></text:span></text:p>
      <text:p text:style-name="P3"><text:span text:style-name="Citation"><text:span text:style-name="T103">Revealing Essence</text:span></text:span></text:p>
      <text:p text:style-name="P2"><text:span text:style-name="Citation"><text:span text:style-name="T49">The </text:span></text:span><text:span text:style-name="Citation"><text:span text:style-name="T43">quest </text:span></text:span><text:span text:style-name="Citation"><text:span text:style-name="T49">is</text:span></text:span><text:span text:style-name="Citation"><text:span text:style-name="T37"> to </text:span></text:span><text:span text:style-name="Citation"><text:span text:style-name="T43">reveal </text:span></text:span><text:span text:style-name="Citation"><text:span text:style-name="T37">essence </text:span></text:span><text:span text:style-name="Citation"><text:span text:style-name="T49">t</text:span></text:span><text:span text:style-name="Citation"><text:span text:style-name="T48">hrough </text:span></text:span><text:span text:style-name="Citation"><text:span text:style-name="T44">funnel</text:span></text:span><text:span text:style-name="Citation"><text:span text:style-name="T42">ing</text:span></text:span><text:span text:style-name="Citation"><text:span text:style-name="T49"> – </text:span></text:span><text:span text:style-name="Citation"><text:span text:style-name="T48">by</text:span></text:span><text:span text:style-name="Citation"><text:span text:style-name="T45"> </text:span></text:span><text:span text:style-name="Citation"><text:span text:style-name="T43">staying open and connected in a process of</text:span></text:span><text:span text:style-name="Citation"><text:span text:style-name="T44"> </text:span></text:span><text:span text:style-name="Citation"><text:span text:style-name="T37">alternat</text:span></text:span><text:span text:style-name="Citation"><text:span text:style-name="T41">ing</text:span></text:span><text:span text:style-name="Citation"><text:span text:style-name="T45"> </text:span></text:span><text:span text:style-name="Citation"><text:span text:style-name="T41">creati</text:span></text:span><text:span text:style-name="Citation"><text:span text:style-name="T48">ve</text:span></text:span><text:span text:style-name="Citation"><text:span text:style-name="T37"> </text:span></text:span><text:span text:style-name="Citation"><text:span text:style-name="T41">and</text:span></text:span><text:span text:style-name="Citation"><text:span text:style-name="T37"> </text:span></text:span><text:span text:style-name="Citation"><text:span text:style-name="T46">intuitive </text:span></text:span><text:span text:style-name="Citation"><text:span text:style-name="T37">analytical phases. </text:span></text:span><text:span text:style-name="Citation"><text:span text:style-name="T19">As the work is </text:span></text:span><text:span text:style-name="Citation"><text:span text:style-name="T28">intuitively felt </text:span></text:span><text:span text:style-name="Citation"><text:span text:style-name="T51">and </text:span></text:span><text:span text:style-name="Citation"><text:span text:style-name="T40">multi-dimensionally</text:span></text:span><text:span text:style-name="Citation"><text:span text:style-name="T28"> interpretable </text:span></text:span><text:span text:style-name="Citation"><text:span text:style-name="T51">in nature</text:span></text:span><text:span text:style-name="Citation"><text:span text:style-name="T18">, </text:span></text:span><text:span text:style-name="Citation"><text:span text:style-name="T21">sourced</text:span></text:span><text:span text:style-name="Citation"><text:span text:style-name="T20"> insights </text:span></text:span><text:span text:style-name="Citation"><text:span text:style-name="T102">depend</text:span></text:span><text:span text:style-name="Citation"><text:span text:style-name="T19"> on the observer </text:span></text:span><text:span text:style-name="Citation"><text:span text:style-name="T24">and their </text:span></text:span><text:span text:style-name="Citation"><text:span text:style-name="T21">state-of-mind</text:span></text:span><text:span text:style-name="Citation"><text:span text:style-name="T20">. </text:span></text:span></text:p>
      <text:p text:style-name="P2"><text:soft-page-break/><text:span text:style-name="Citation"><text:span text:style-name="T20"/></text:span></text:p>
      <text:p text:style-name="P3"><text:span text:style-name="Citation"><text:span text:style-name="T23">Evert A. Robles </text:span></text:span></text:p>
      <text:p text:style-name="P3"><text:span text:style-name="Citation"><text:span text:style-name="T23">20</text:span></text:span><text:span text:style-name="Citation"><text:span text:style-name="T55">21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Unicode MS" svg:font-family="'Arial Unicode MS', 'Adobe Fangsong Std R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eneraltext" style:family="paragraph" style:parent-style-name="Standard">
      <style:paragraph-properties fo:margin-top="0.1945in" fo:margin-bottom="0.1945in" loext:contextual-spacing="false"/>
      <style:text-properties style:font-name="Arial Unicode MS" fo:font-family="'Arial Unicode MS', 'Adobe Fangsong Std R'" style:font-family-generic="swiss" style:font-pitch="variable" style:font-name-asian="Arial Unicode MS" style:font-family-asian="'Arial Unicode MS', 'Adobe Fangsong Std R'" style:font-family-generic-asian="swiss" style:font-pitch-asian="variable" style:font-name-complex="Arial Unicode MS" style:font-family-complex="'Arial Unicode MS', 'Adobe Fangsong Std R'" style:font-family-generic-complex="swis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209704"/>
    </style:style>
    <style:style style:name="MT1" style:family="text">
      <style:text-properties fo:font-variant="normal" fo:text-transform="none" fo:color="#000000" style:font-name="Open Sans" fo:font-size="12pt" fo:language="en" fo:country="US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Citation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4:33:19.556000000</meta:creation-date>
    <dc:date>2021-02-01T08:09:47.123000000</dc:date>
    <meta:editing-duration>PT1H32M45S</meta:editing-duration>
    <meta:editing-cycles>17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16" meta:word-count="326" meta:character-count="2124" meta:non-whitespace-character-count="1804"/>
  </office:meta>
</office:document-meta>
</file>